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666666" style:font-name="Century Gothic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text-properties style:font-name="Century Gothic"/>
    </style:style>
    <style:style style:name="P4" style:family="paragraph" style:parent-style-name="Standard">
      <style:text-properties fo:color="#000000" style:font-name="Century Gothic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fo:color="#000000" style:font-name="Century Gothic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 style:list-style-name="L1">
      <style:text-properties fo:color="#000000" style:font-name="Century Gothic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2">
      <style:text-properties fo:color="#000000" style:font-name="Century Gothic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3">
      <style:text-properties fo:color="#000000" style:font-name="Century Gothic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L4">
      <style:text-properties fo:color="#000000" style:font-name="Century Gothic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 style:list-style-name="L5">
      <style:text-properties fo:color="#000000" style:font-name="Century Gothic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 style:list-style-name="L6">
      <style:text-properties fo:color="#000000" style:font-name="Century Gothic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L7">
      <style:text-properties fo:color="#000000" style:font-name="Century Gothic"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8">
      <style:text-properties fo:color="#000000" style:font-name="Century Gothic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ndra Hansson </text:p>
      <text:p text:style-name="P2">Webbprogrammering </text:p>
      <text:p text:style-name="P2">Linnéuniversitetet </text:p>
      <text:p text:style-name="P2">VT-15 2015-01-15</text:p>
      <text:p text:style-name="P3"><text:span text:style-name="T1">Kravpecifikation</text:span> </text:p>
      <text:p text:style-name="P3"/>
      <text:p text:style-name="P1">UC 1 Verifiera användare</text:p>
      <text:p text:style-name="P4"/>
      <text:p text:style-name="P5">Huvudscenario</text:p>
      <text:list xml:id="list1197251942913954531" text:style-name="L1">
        <text:list-item>
          <text:p text:style-name="P6">En användare vill verifiera sin inloggning.</text:p>
        </text:list-item>
        <text:list-item>
          <text:p text:style-name="P6">Systemet ber om användarnamn, lösenord och frågar om användaren ska spara inloggningsuppgifterna.</text:p>
        </text:list-item>
        <text:list-item>
          <text:p text:style-name="P6">Användaren skriver in användarnamn och lösenord.</text:p>
        </text:list-item>
      </text:list>
      <text:p text:style-name="P4"/>
      <text:p text:style-name="P5">Alternativt scenario</text:p>
      <text:list xml:id="list1843288754193323974" text:style-name="L2">
        <text:list-item>
          <text:p text:style-name="P7">3a. Användaren vill att systemet ska spara inloggningsuppgifterna.<text:line-break/>1. Systemet veririfierar användaren och visar att inloggningsuppgifterna har blivit sparade.</text:p>
        </text:list-item>
        <text:list-item>
          <text:p text:style-name="P7">4a. Användaren kunde inte verifieras.<text:line-break/>1. Systemet ger ut ett beskrivande felmeddelande.<text:line-break/>2. Steg 2 i huvudscenario.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oft-page-break/>UC2 Logga ut en verifierad användare </text:p>
      <text:p text:style-name="P4"/>
      <text:p text:style-name="P5">Förkrav</text:p>
      <text:list xml:id="list7577308996619639154" text:style-name="L3">
        <text:list-item>
          <text:p text:style-name="P8">En användare är inloggad.</text:p>
        </text:list-item>
      </text:list>
      <text:p text:style-name="P4"/>
      <text:p text:style-name="P5">Huvudscenario</text:p>
      <text:list xml:id="list7536513739474527034" text:style-name="L4">
        <text:list-item>
          <text:p text:style-name="P9">Börjar när en användare inte längre vill vara inloggad.</text:p>
        </text:list-item>
        <text:list-item>
          <text:p text:style-name="P9">Systemet presenterar ett utloggnings alternativ.</text:p>
        </text:list-item>
        <text:list-item>
          <text:p text:style-name="P9">Användaren meddelar systemet att han vill logga ut.</text:p>
        </text:list-item>
        <text:list-item>
          <text:p text:style-name="P9">Systemet loggar ut användaren.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oft-page-break/>UC3 Uppladdning av bild</text:p>
      <text:p text:style-name="P4"/>
      <text:p text:style-name="P5">Förkrav</text:p>
      <text:list xml:id="list6540971992364544750" text:style-name="L5">
        <text:list-header>
          <text:p text:style-name="P10">UC1 4. Användaren har verifierats och är nu inloggad.</text:p>
        </text:list-header>
      </text:list>
      <text:p text:style-name="P4"/>
      <text:p text:style-name="P5">Huvudscenario</text:p>
      <text:list xml:id="list592407146374953333" text:style-name="L6">
        <text:list-item>
          <text:p text:style-name="P11">Användaren vill ladda upp en bild.</text:p>
        </text:list-item>
        <text:list-item>
          <text:p text:style-name="P11">Systemet presenterar en uppladdningsmöjlighet.</text:p>
        </text:list-item>
        <text:list-item>
          <text:p text:style-name="P11">Användaren väljer att ladda upp en bild, ange beskrivning och kategori.</text:p>
        </text:list-item>
        <text:list-item>
          <text:p text:style-name="P11">Systemet tar emot datan och verifierar detta genom att ta användaren till flödet med den nya bilden.</text:p>
        </text:list-item>
      </text:list>
      <text:p text:style-name="P4"/>
      <text:p text:style-name="P5">Alternativt scenario</text:p>
      <text:list xml:id="list20752123" text:continue-list="list1843288754193323974" text:style-name="L2">
        <text:list-item>
          <text:p text:style-name="P7">4a. Bilden kan inte laddas upp (Ogiltligt format, anslutningsfel, uppladdning av redan existerande bild.).</text:p>
        </text:list-item>
      </text:list>
      <text:p text:style-name="P4"><text:tab/>1. Steg 2 i UC4 med ett beskrivande felmeddelande.</text:p>
      <text:p text:style-name="P4"><text:line-break/></text:p>
      <text:p text:style-name="P4"><text:line-break/></text:p>
      <text:p text:style-name="P4"><text:lin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oft-page-break/>UC4 Kommentering utav bild</text:p>
      <text:p text:style-name="P4"/>
      <text:p text:style-name="P5">Förkrav</text:p>
      <text:list xml:id="list20742238" text:continue-list="list6540971992364544750" text:style-name="L5">
        <text:list-header>
          <text:p text:style-name="P10">UC1 4. Användaren har verifierats och är nu inloggad.</text:p>
          <text:p text:style-name="P10">UC3 4. Bild är uppladdad.</text:p>
        </text:list-header>
      </text:list>
      <text:p text:style-name="P4"/>
      <text:p text:style-name="P5">Huvudscenario</text:p>
      <text:list xml:id="list938001441326306671" text:style-name="L7">
        <text:list-item>
          <text:p text:style-name="P12">Användaren vill kommentera en bild.</text:p>
        </text:list-item>
        <text:list-item>
          <text:p text:style-name="P12">Systemet presenterar ett alternativ till kommentering under bild.</text:p>
        </text:list-item>
        <text:list-item>
          <text:p text:style-name="P12">Användaren skriver och skickar en kommentar.</text:p>
        </text:list-item>
        <text:list-item>
          <text:p text:style-name="P12">Systemet tar emot händelsen och publicerar kommentaren under bilden.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oft-page-break/>UC5 Ta bort gjord kommentar </text:p>
      <text:p text:style-name="P4"/>
      <text:p text:style-name="P5">Förkrav</text:p>
      <text:list xml:id="list20746734" text:continue-list="list20742238" text:style-name="L5">
        <text:list-header>
          <text:p text:style-name="P10">UC5 4. En kommentar är publicerad.</text:p>
        </text:list-header>
      </text:list>
      <text:p text:style-name="P4"/>
      <text:p text:style-name="P5">Huvudscenario</text:p>
      <text:list xml:id="list4087465510619306750" text:style-name="L8">
        <text:list-item>
          <text:p text:style-name="P13">Användaren vill ta bort sin skrivna kommentar.</text:p>
        </text:list-item>
        <text:list-item>
          <text:p text:style-name="P13">Systemet presenterar ett alternativ för att ta bort kommentaren.</text:p>
        </text:list-item>
        <text:list-item>
          <text:p text:style-name="P13">Användaren tar bort sin kommentar.</text:p>
        </text:list-item>
        <text:list-item>
          <text:p text:style-name="P13">Systemet tar bort meddelandet och finns inte längre presenterat.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ndra Hansson</meta:initial-creator>
    <meta:creation-date>2015-01-15T14:44:16.41</meta:creation-date>
    <dc:date>2015-01-19T00:58:14.12</dc:date>
    <dc:creator>Sandra Hansson</dc:creator>
    <meta:editing-duration>PT3H10M43S</meta:editing-duration>
    <meta:editing-cycles>4</meta:editing-cycles>
    <meta:generator>OpenOffice/4.1.1$Win32 OpenOffice.org_project/411m6$Build-9775</meta:generator>
    <meta:document-statistic meta:table-count="0" meta:image-count="0" meta:object-count="0" meta:page-count="5" meta:paragraph-count="52" meta:word-count="304" meta:character-count="2065"/>
  </office:meta>
</office:document-meta>
</file>